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9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1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8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6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90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1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2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0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05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6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0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111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4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1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2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5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26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43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4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38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0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41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4" style:family="table-cell" style:parent-style-name="Excel_20_Built-in_20_Comma" style:data-style-name="N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6" style:family="table-cell" style:parent-style-name="Excel_20_Built-in_20_Comma" style:data-style-name="N3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7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LINKOTEL S.A.</text:p>
          </table:table-cell>
          <table:covered-table-cell table:number-columns-repeated="4" table:style-name="ce112"/>
          <table:covered-table-cell table:style-name="ce133"/>
          <table:covered-table-cell table:style-name="ce139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Costo de Venta y Produc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4"/>
          <table:covered-table-cell table:style-name="ce143"/>
          <table:covered-table-cell table:number-columns-repeated="2" table:style-name="ce24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9"/>
          <table:table-cell table:style-name="ce17"/>
          <table:table-cell table:style-name="ce18"/>
          <table:table-cell table:style-name="ce102"/>
          <table:table-cell table:style-name="ce114"/>
          <table:table-cell table:style-name="ce102"/>
          <table:table-cell table:style-name="ce121"/>
          <table:table-cell table:style-name="ce125"/>
          <table:table-cell table:style-name="ce19"/>
          <table:table-cell table:style-name="ce138"/>
          <table:table-cell table:style-name="ce14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0" office:value-type="string" office:string-value="COSTOS OPERACIONALES" calcext:value-type="string">
            <text:p><text:s/>COSTOS OPERACIONALES </text:p>
          </table:table-cell>
          <table:table-cell table:style-name="ce26"/>
          <table:table-cell table:style-name="ce103"/>
          <table:table-cell table:style-name="ce115"/>
          <table:table-cell table:style-name="ce104"/>
          <table:table-cell table:style-name="ce122"/>
          <table:table-cell table:style-name="ce10"/>
          <table:table-cell table:style-name="ce80" office:value-type="string" office:string-value="COSTOS OPERACIONALES" calcext:value-type="string">
            <text:p><text:s/>COSTOS OPERACIONALES </text:p>
          </table:table-cell>
          <table:table-cell table:style-name="ce140"/>
          <table:table-cell table:style-name="ce145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5.1.03.01.04" calcext:value-type="string">
            <text:p><text:s/>5.1.03.01.04 </text:p>
          </table:table-cell>
          <table:table-cell table:style-name="ce81" office:value-type="string" office:string-value="Enlace de Datos / Servicio Internet" calcext:value-type="string">
            <text:p><text:s/>Enlace de Datos / Servicio Internet </text:p>
          </table:table-cell>
          <table:table-cell table:style-name="ce34"/>
          <table:table-cell table:style-name="ce104" office:value-type="float" office:value="53129.31" calcext:value-type="float">
            <text:p>53,129</text:p>
          </table:table-cell>
          <table:table-cell table:style-name="ce115"/>
          <table:table-cell table:style-name="ce104"/>
          <table:table-cell table:style-name="ce122" table:formula="of:=[.D11]+[.E11]-[.F11]" office:value-type="float" office:value="53129.31" calcext:value-type="float">
            <text:p>53,129</text:p>
          </table:table-cell>
          <table:table-cell table:style-name="ce10" office:value-type="string" office:string-value="5.1.03.01.04" calcext:value-type="string">
            <text:p><text:s/>5.1.03.01.04 </text:p>
          </table:table-cell>
          <table:table-cell table:style-name="ce81" office:value-type="string" office:string-value="Enlace de Datos / Servicio Internet" calcext:value-type="string">
            <text:p><text:s/>Enlace de Datos / Servicio Internet </text:p>
          </table:table-cell>
          <table:table-cell table:style-name="ce104" office:value-type="float" office:value="71316.04" calcext:value-type="float">
            <text:p>71,316</text:p>
          </table:table-cell>
          <table:table-cell table:style-name="ce145" table:formula="of:=+[.G11]-[.J11]" office:value-type="float" office:value="-18186.73" calcext:value-type="float">
            <text:p>-18,187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5.1.03.01.08" calcext:value-type="string">
            <text:p><text:s/>5.1.03.01.08 </text:p>
          </table:table-cell>
          <table:table-cell table:style-name="ce81" office:value-type="string" office:string-value="Mantenimiento de Equipos" calcext:value-type="string">
            <text:p><text:s/>Mantenimiento de Equipos </text:p>
          </table:table-cell>
          <table:table-cell table:style-name="ce34"/>
          <table:table-cell table:style-name="ce104" office:value-type="float" office:value="52779.2" calcext:value-type="float">
            <text:p>52,779</text:p>
          </table:table-cell>
          <table:table-cell table:style-name="ce115"/>
          <table:table-cell table:style-name="ce104"/>
          <table:table-cell table:style-name="ce122" table:formula="of:=[.D12]+[.E12]-[.F12]" office:value-type="float" office:value="52779.2" calcext:value-type="float">
            <text:p>52,779</text:p>
          </table:table-cell>
          <table:table-cell table:style-name="ce10" office:value-type="string" office:string-value="5.1.03.01.08" calcext:value-type="string">
            <text:p><text:s/>5.1.03.01.08 </text:p>
          </table:table-cell>
          <table:table-cell table:style-name="ce81" office:value-type="string" office:string-value="Mantenimiento de Equipos" calcext:value-type="string">
            <text:p><text:s/>Mantenimiento de Equipos </text:p>
          </table:table-cell>
          <table:table-cell table:style-name="ce104" office:value-type="float" office:value="77224.48" calcext:value-type="float">
            <text:p>77,224</text:p>
          </table:table-cell>
          <table:table-cell table:style-name="ce145" table:formula="of:=+[.G12]-[.J12]" office:value-type="float" office:value="-24445.28" calcext:value-type="float">
            <text:p>-24,445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5.1.03.03.04" calcext:value-type="string">
            <text:p><text:s/>5.1.03.03.04 </text:p>
          </table:table-cell>
          <table:table-cell table:style-name="ce81" office:value-type="string" office:string-value="Centrales Telefonicas" calcext:value-type="string">
            <text:p><text:s/>Centrales Telefonicas </text:p>
          </table:table-cell>
          <table:table-cell table:style-name="ce34"/>
          <table:table-cell table:style-name="ce104" office:value-type="float" office:value="443.23" calcext:value-type="float">
            <text:p>443</text:p>
          </table:table-cell>
          <table:table-cell table:style-name="ce115"/>
          <table:table-cell table:style-name="ce104"/>
          <table:table-cell table:style-name="ce122" table:formula="of:=[.D13]+[.E13]-[.F13]" office:value-type="float" office:value="443.23" calcext:value-type="float">
            <text:p>443</text:p>
          </table:table-cell>
          <table:table-cell table:style-name="ce10" office:value-type="string" office:string-value="5.1.03.03.04" calcext:value-type="string">
            <text:p><text:s/>5.1.03.03.04 </text:p>
          </table:table-cell>
          <table:table-cell table:style-name="ce81" office:value-type="string" office:string-value="Centrales Telefonicas" calcext:value-type="string">
            <text:p><text:s/>Centrales Telefonicas </text:p>
          </table:table-cell>
          <table:table-cell table:style-name="ce104" office:value-type="float" office:value="784.23" calcext:value-type="float">
            <text:p>784</text:p>
          </table:table-cell>
          <table:table-cell table:style-name="ce145" table:formula="of:=+[.G13]-[.J13]" office:value-type="float" office:value="-341" calcext:value-type="float">
            <text:p>-341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31"/>
          <table:table-cell table:style-name="ce34"/>
          <table:table-cell table:style-name="ce104"/>
          <table:table-cell table:style-name="ce115"/>
          <table:table-cell table:style-name="ce104"/>
          <table:table-cell table:style-name="ce122"/>
          <table:table-cell table:style-name="ce10"/>
          <table:table-cell table:style-name="ce31"/>
          <table:table-cell table:style-name="ce104"/>
          <table:table-cell table:style-name="ce145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0" office:value-type="string" office:string-value="COSTOS DE INTERCONEXIÓN" calcext:value-type="string">
            <text:p><text:s/>COSTOS DE INTERCONEXIÓN </text:p>
          </table:table-cell>
          <table:table-cell table:style-name="ce34"/>
          <table:table-cell table:style-name="ce104"/>
          <table:table-cell table:style-name="ce115"/>
          <table:table-cell table:style-name="ce104"/>
          <table:table-cell table:style-name="ce122"/>
          <table:table-cell table:style-name="ce10"/>
          <table:table-cell table:style-name="ce80" office:value-type="string" office:string-value="COSTOS DE INTERCONEXIÓN" calcext:value-type="string">
            <text:p><text:s/>COSTOS DE INTERCONEXIÓN </text:p>
          </table:table-cell>
          <table:table-cell table:style-name="ce104"/>
          <table:table-cell table:style-name="ce145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5.1.03.02.01" calcext:value-type="string">
            <text:p><text:s/>5.1.03.02.01 </text:p>
          </table:table-cell>
          <table:table-cell table:style-name="ce81" office:value-type="string" office:string-value="Otecel S.A. “Movistar”" calcext:value-type="string">
            <text:p><text:s/>Otecel S.A. “Movistar” </text:p>
          </table:table-cell>
          <table:table-cell table:style-name="ce34"/>
          <table:table-cell table:style-name="ce104" office:value-type="float" office:value="13080.22" calcext:value-type="float">
            <text:p>13,080</text:p>
          </table:table-cell>
          <table:table-cell table:style-name="ce115"/>
          <table:table-cell table:style-name="ce104"/>
          <table:table-cell table:style-name="ce122" table:formula="of:=[.D16]+[.E16]-[.F16]" office:value-type="float" office:value="13080.22" calcext:value-type="float">
            <text:p>13,080</text:p>
          </table:table-cell>
          <table:table-cell table:style-name="ce10" office:value-type="string" office:string-value="5.1.03.02.01" calcext:value-type="string">
            <text:p><text:s/>5.1.03.02.01 </text:p>
          </table:table-cell>
          <table:table-cell table:style-name="ce81" office:value-type="string" office:string-value="Otecel S.A. “Movistar”" calcext:value-type="string">
            <text:p><text:s/>Otecel S.A. “Movistar” </text:p>
          </table:table-cell>
          <table:table-cell table:style-name="ce104" office:value-type="float" office:value="11287.61" calcext:value-type="float">
            <text:p>11,288</text:p>
          </table:table-cell>
          <table:table-cell table:style-name="ce145" table:formula="of:=+[.G16]-[.J16]" office:value-type="float" office:value="1792.61" calcext:value-type="float">
            <text:p>1,793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5.1.03.02.02" calcext:value-type="string">
            <text:p><text:s/>5.1.03.02.02 </text:p>
          </table:table-cell>
          <table:table-cell table:style-name="ce81" office:value-type="string" office:string-value="Global Think Technologu S.A." calcext:value-type="string">
            <text:p><text:s/>Global Think Technologu S.A. </text:p>
          </table:table-cell>
          <table:table-cell table:style-name="ce34"/>
          <table:table-cell table:style-name="ce104" office:value-type="float" office:value="22500" calcext:value-type="float">
            <text:p>22,500</text:p>
          </table:table-cell>
          <table:table-cell table:style-name="ce115"/>
          <table:table-cell table:style-name="ce104"/>
          <table:table-cell table:style-name="ce122" table:formula="of:=[.D17]+[.E17]-[.F17]" office:value-type="float" office:value="22500" calcext:value-type="float">
            <text:p>22,500</text:p>
          </table:table-cell>
          <table:table-cell table:style-name="ce10" office:value-type="string" office:string-value="5.1.03.02.02" calcext:value-type="string">
            <text:p><text:s/>5.1.03.02.02 </text:p>
          </table:table-cell>
          <table:table-cell table:style-name="ce81" office:value-type="string" office:string-value="Global Think Technologu S.A." calcext:value-type="string">
            <text:p><text:s/>Global Think Technologu S.A. </text:p>
          </table:table-cell>
          <table:table-cell table:style-name="ce104" office:value-type="float" office:value="30832.74" calcext:value-type="float">
            <text:p>30,833</text:p>
          </table:table-cell>
          <table:table-cell table:style-name="ce145" table:formula="of:=+[.G17]-[.J17]" office:value-type="float" office:value="-8332.74" calcext:value-type="float">
            <text:p>-8,333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5.1.03.02.04" calcext:value-type="string">
            <text:p><text:s/>5.1.03.02.04 </text:p>
          </table:table-cell>
          <table:table-cell table:style-name="ce81" office:value-type="string" office:string-value="CNT EP – Telecsa S.A. “Alegro PCS”" calcext:value-type="string">
            <text:p><text:s/>CNT EP – Telecsa S.A. “Alegro PCS” </text:p>
          </table:table-cell>
          <table:table-cell table:style-name="ce34"/>
          <table:table-cell table:style-name="ce104" office:value-type="float" office:value="13169.53" calcext:value-type="float">
            <text:p>13,170</text:p>
          </table:table-cell>
          <table:table-cell table:style-name="ce115"/>
          <table:table-cell table:style-name="ce104"/>
          <table:table-cell table:style-name="ce122" table:formula="of:=[.D18]+[.E18]-[.F18]" office:value-type="float" office:value="13169.53" calcext:value-type="float">
            <text:p>13,170</text:p>
          </table:table-cell>
          <table:table-cell table:style-name="ce10" office:value-type="string" office:string-value="5.1.03.02.04" calcext:value-type="string">
            <text:p><text:s/>5.1.03.02.04 </text:p>
          </table:table-cell>
          <table:table-cell table:style-name="ce81" office:value-type="string" office:string-value="CNT EP – Telecsa S.A. “Alegro PCS”" calcext:value-type="string">
            <text:p><text:s/>CNT EP – Telecsa S.A. “Alegro PCS” </text:p>
          </table:table-cell>
          <table:table-cell table:style-name="ce104" office:value-type="float" office:value="15431.58" calcext:value-type="float">
            <text:p>15,432</text:p>
          </table:table-cell>
          <table:table-cell table:style-name="ce145" table:formula="of:=+[.G18]-[.J18]" office:value-type="float" office:value="-2262.05" calcext:value-type="float">
            <text:p>-2,262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5.1.03.02.05" calcext:value-type="string">
            <text:p><text:s/>5.1.03.02.05 </text:p>
          </table:table-cell>
          <table:table-cell table:style-name="ce81" office:value-type="string" office:string-value="Conecel “Porta”" calcext:value-type="string">
            <text:p><text:s/>Conecel “Porta” </text:p>
          </table:table-cell>
          <table:table-cell table:style-name="ce34"/>
          <table:table-cell table:style-name="ce104" office:value-type="float" office:value="29489.97" calcext:value-type="float">
            <text:p>29,490</text:p>
          </table:table-cell>
          <table:table-cell table:style-name="ce115"/>
          <table:table-cell table:style-name="ce104"/>
          <table:table-cell table:style-name="ce122" table:formula="of:=[.D19]+[.E19]-[.F19]" office:value-type="float" office:value="29489.97" calcext:value-type="float">
            <text:p>29,490</text:p>
          </table:table-cell>
          <table:table-cell table:style-name="ce10" office:value-type="string" office:string-value="5.1.03.02.05" calcext:value-type="string">
            <text:p><text:s/>5.1.03.02.05 </text:p>
          </table:table-cell>
          <table:table-cell table:style-name="ce81" office:value-type="string" office:string-value="Conecel “Porta”" calcext:value-type="string">
            <text:p><text:s/>Conecel “Porta” </text:p>
          </table:table-cell>
          <table:table-cell table:style-name="ce104" office:value-type="float" office:value="20123.38" calcext:value-type="float">
            <text:p>20,123</text:p>
          </table:table-cell>
          <table:table-cell table:style-name="ce145" table:formula="of:=+[.G19]-[.J19]" office:value-type="float" office:value="9366.59" calcext:value-type="float">
            <text:p>9,367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5.1.03.02.07" calcext:value-type="string">
            <text:p><text:s/>5.1.03.02.07 </text:p>
          </table:table-cell>
          <table:table-cell table:style-name="ce81" office:value-type="string" office:string-value="CNT EP – Ex-Pacifictel" calcext:value-type="string">
            <text:p><text:s/>CNT EP – Ex-Pacifictel </text:p>
          </table:table-cell>
          <table:table-cell table:style-name="ce34"/>
          <table:table-cell table:style-name="ce104" office:value-type="float" office:value="15083.57" calcext:value-type="float">
            <text:p>15,084</text:p>
          </table:table-cell>
          <table:table-cell table:style-name="ce115"/>
          <table:table-cell table:style-name="ce104"/>
          <table:table-cell table:style-name="ce122" table:formula="of:=[.D20]+[.E20]-[.F20]" office:value-type="float" office:value="15083.57" calcext:value-type="float">
            <text:p>15,084</text:p>
          </table:table-cell>
          <table:table-cell table:style-name="ce10" office:value-type="string" office:string-value="5.1.03.02.07" calcext:value-type="string">
            <text:p><text:s/>5.1.03.02.07 </text:p>
          </table:table-cell>
          <table:table-cell table:style-name="ce81" office:value-type="string" office:string-value="CNT EP – Ex-Pacifictel" calcext:value-type="string">
            <text:p><text:s/>CNT EP – Ex-Pacifictel </text:p>
          </table:table-cell>
          <table:table-cell table:style-name="ce104" office:value-type="float" office:value="31421.36" calcext:value-type="float">
            <text:p>31,421</text:p>
          </table:table-cell>
          <table:table-cell table:style-name="ce145" table:formula="of:=+[.G20]-[.J20]" office:value-type="float" office:value="-16337.79" calcext:value-type="float">
            <text:p>-16,338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5.1.03.02.08" calcext:value-type="string">
            <text:p><text:s/>5.1.03.02.08 </text:p>
          </table:table-cell>
          <table:table-cell table:style-name="ce81" office:value-type="string" office:string-value="Setel “TV Cable”" calcext:value-type="string">
            <text:p><text:s/>Setel “TV Cable” </text:p>
          </table:table-cell>
          <table:table-cell table:style-name="ce34"/>
          <table:table-cell table:style-name="ce104" office:value-type="float" office:value="2202.14" calcext:value-type="float">
            <text:p>2,202</text:p>
          </table:table-cell>
          <table:table-cell table:style-name="ce115"/>
          <table:table-cell table:style-name="ce104"/>
          <table:table-cell table:style-name="ce122" table:formula="of:=[.D21]+[.E21]-[.F21]" office:value-type="float" office:value="2202.14" calcext:value-type="float">
            <text:p>2,202</text:p>
          </table:table-cell>
          <table:table-cell table:style-name="ce10" office:value-type="string" office:string-value="5.1.03.02.08" calcext:value-type="string">
            <text:p><text:s/>5.1.03.02.08 </text:p>
          </table:table-cell>
          <table:table-cell table:style-name="ce81" office:value-type="string" office:string-value="Setel “TV Cable”" calcext:value-type="string">
            <text:p><text:s/>Setel “TV Cable” </text:p>
          </table:table-cell>
          <table:table-cell table:style-name="ce104" office:value-type="float" office:value="3686.13" calcext:value-type="float">
            <text:p>3,686</text:p>
          </table:table-cell>
          <table:table-cell table:style-name="ce145" table:formula="of:=+[.G21]-[.J21]" office:value-type="float" office:value="-1483.99" calcext:value-type="float">
            <text:p>-1,48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5.1.03.02.15" calcext:value-type="string">
            <text:p><text:s/>5.1.03.02.15 </text:p>
          </table:table-cell>
          <table:table-cell table:style-name="ce81" office:value-type="string" office:string-value="ETAPA EP" calcext:value-type="string">
            <text:p><text:s/>ETAPA EP </text:p>
          </table:table-cell>
          <table:table-cell table:style-name="ce34"/>
          <table:table-cell table:style-name="ce104" office:value-type="float" office:value="2463.47" calcext:value-type="float">
            <text:p>2,463</text:p>
          </table:table-cell>
          <table:table-cell table:style-name="ce115"/>
          <table:table-cell table:style-name="ce104"/>
          <table:table-cell table:style-name="ce122" table:formula="of:=[.D22]+[.E22]-[.F22]" office:value-type="float" office:value="2463.47" calcext:value-type="float">
            <text:p>2,463</text:p>
          </table:table-cell>
          <table:table-cell table:style-name="ce10" office:value-type="string" office:string-value="5.1.03.02.15" calcext:value-type="string">
            <text:p><text:s/>5.1.03.02.15 </text:p>
          </table:table-cell>
          <table:table-cell table:style-name="ce81" office:value-type="string" office:string-value="ETAPA EP" calcext:value-type="string">
            <text:p><text:s/>ETAPA EP </text:p>
          </table:table-cell>
          <table:table-cell table:style-name="ce104" office:value-type="float" office:value="3307.26" calcext:value-type="float">
            <text:p>3,307</text:p>
          </table:table-cell>
          <table:table-cell table:style-name="ce145" table:formula="of:=+[.G22]-[.J22]" office:value-type="float" office:value="-843.79" calcext:value-type="float">
            <text:p>-84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/>
          <table:table-cell table:style-name="ce36" table:number-columns-repeated="2"/>
          <table:table-cell table:style-name="ce105" table:number-columns-repeated="3"/>
          <table:table-cell table:style-name="ce123"/>
          <table:table-cell table:style-name="ce126"/>
          <table:table-cell table:style-name="ce40"/>
          <table:table-cell table:style-name="ce141"/>
          <table:table-cell table:style-name="ce146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06" table:formula="of:=SUM([.D9:.D23])" office:value-type="float" office:value="204340.64" calcext:value-type="float">
            <text:p>204,341</text:p>
          </table:table-cell>
          <table:table-cell table:style-name="ce106" table:formula="of:=SUM([.E9:.E23])" office:value-type="float" office:value="0" calcext:value-type="float">
            <text:p>0</text:p>
          </table:table-cell>
          <table:table-cell table:style-name="ce106" table:formula="of:=SUM([.F9:.F23])" office:value-type="float" office:value="0" calcext:value-type="float">
            <text:p>0</text:p>
          </table:table-cell>
          <table:table-cell table:style-name="ce106" table:formula="of:=SUM([.G9:.G23])" office:value-type="float" office:value="204340.64" calcext:value-type="float">
            <text:p>204,341</text:p>
          </table:table-cell>
          <table:table-cell table:style-name="ce43" table:formula="of:=SUM([.H9:.H23])" office:value-type="float" office:value="0" calcext:value-type="float">
            <text:p>- </text:p>
          </table:table-cell>
          <table:table-cell table:style-name="ce43" table:formula="of:=SUM([.I9:.I23])" office:value-type="float" office:value="0" calcext:value-type="float">
            <text:p>- </text:p>
          </table:table-cell>
          <table:table-cell table:style-name="ce106" table:formula="of:=SUM([.J9:.J23])" office:value-type="float" office:value="265414.81" calcext:value-type="float">
            <text:p>265,415</text:p>
          </table:table-cell>
          <table:table-cell table:style-name="ce147" table:formula="of:=SUM([.K9:.K11])" office:value-type="float" office:value="-18186.73" calcext:value-type="float">
            <text:p>-18,187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24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4" table:number-columns-repeated="2"/>
          <table:table-cell table:style-name="ce56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Mantenimiento de Equipos</text:p>
          </table:table-cell>
          <table:table-cell table:style-name="ce57"/>
          <table:table-cell table:style-name="ce110" table:formula="of:=[.G12]" office:value-type="float" office:value="52779.2" calcext:value-type="float">
            <text:p>52,779</text:p>
          </table:table-cell>
          <table:table-cell table:style-name="ce110" table:formula="of:=[.J12]" office:value-type="float" office:value="77224.48" calcext:value-type="float">
            <text:p>77,224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Centrales Telefónicas</text:p>
          </table:table-cell>
          <table:table-cell table:style-name="ce57"/>
          <table:table-cell table:style-name="ce110" table:formula="of:=[.G13]" office:value-type="float" office:value="443.23" calcext:value-type="float">
            <text:p>443</text:p>
          </table:table-cell>
          <table:table-cell table:style-name="ce110" table:formula="of:=[.J13]" office:value-type="float" office:value="784.23" calcext:value-type="float">
            <text:p>784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table:number-columns-repeated="2"/>
          <table:table-cell table:style-name="ce110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90" office:value-type="string" calcext:value-type="string">
            <text:p>Costos de Interconexión</text:p>
          </table:table-cell>
          <table:table-cell table:style-name="ce57"/>
          <table:table-cell table:style-name="ce110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91" office:value-type="string" calcext:value-type="string">
            <text:p>Enlace de Datos y Servicio Internet</text:p>
          </table:table-cell>
          <table:table-cell table:style-name="ce57"/>
          <table:table-cell table:style-name="ce110" table:formula="of:=[.G11]" office:value-type="float" office:value="53129.31" calcext:value-type="float">
            <text:p>53,129</text:p>
          </table:table-cell>
          <table:table-cell table:style-name="ce110" table:formula="of:=[.J11]" office:value-type="float" office:value="71316.04" calcext:value-type="float">
            <text:p>71,316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91" office:value-type="string" calcext:value-type="string">
            <text:p>Global Think Technologu S.A.</text:p>
          </table:table-cell>
          <table:table-cell table:style-name="ce57"/>
          <table:table-cell table:style-name="ce110" table:formula="of:=[.G17]" office:value-type="float" office:value="22500" calcext:value-type="float">
            <text:p>22,500</text:p>
          </table:table-cell>
          <table:table-cell table:style-name="ce110" table:formula="of:=[.J17]" office:value-type="float" office:value="30832.74" calcext:value-type="float">
            <text:p>30,833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91" office:value-type="string" calcext:value-type="string">
            <text:p>CNT EP – ex Pacifictel</text:p>
          </table:table-cell>
          <table:table-cell table:style-name="ce57"/>
          <table:table-cell table:style-name="ce110" table:formula="of:=[.G20]" office:value-type="float" office:value="15083.57" calcext:value-type="float">
            <text:p>15,084</text:p>
          </table:table-cell>
          <table:table-cell table:style-name="ce110" table:formula="of:=[.J20]" office:value-type="float" office:value="31421.36" calcext:value-type="float">
            <text:p>31,421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91" office:value-type="string" calcext:value-type="string">
            <text:p>CNT – Telecsa S.A.</text:p>
          </table:table-cell>
          <table:table-cell table:style-name="ce57"/>
          <table:table-cell table:style-name="ce110" table:formula="of:=[.G18]" office:value-type="float" office:value="13169.53" calcext:value-type="float">
            <text:p>13,170</text:p>
          </table:table-cell>
          <table:table-cell table:style-name="ce110" table:formula="of:=[.J18]" office:value-type="float" office:value="15431.58" calcext:value-type="float">
            <text:p>15,432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91" office:value-type="string" calcext:value-type="string">
            <text:p>Conecel S.A.</text:p>
          </table:table-cell>
          <table:table-cell table:style-name="ce57"/>
          <table:table-cell table:style-name="ce110" table:formula="of:=[.G19]" office:value-type="float" office:value="29489.97" calcext:value-type="float">
            <text:p>29,490</text:p>
          </table:table-cell>
          <table:table-cell table:style-name="ce110" table:formula="of:=[.J19]" office:value-type="float" office:value="20123.38" calcext:value-type="float">
            <text:p>20,123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91" office:value-type="string" calcext:value-type="string">
            <text:p>Otecel S.A.</text:p>
          </table:table-cell>
          <table:table-cell table:style-name="ce57"/>
          <table:table-cell table:style-name="ce110" table:formula="of:=[.G16]" office:value-type="float" office:value="13080.22" calcext:value-type="float">
            <text:p>13,080</text:p>
          </table:table-cell>
          <table:table-cell table:style-name="ce110" table:formula="of:=[.J16]" office:value-type="float" office:value="11287.61" calcext:value-type="float">
            <text:p>11,288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91" office:value-type="string" calcext:value-type="string">
            <text:p>ETAPA EP</text:p>
          </table:table-cell>
          <table:table-cell table:style-name="ce57"/>
          <table:table-cell table:style-name="ce110" table:formula="of:=[.G22]" office:value-type="float" office:value="2463.47" calcext:value-type="float">
            <text:p>2,463</text:p>
          </table:table-cell>
          <table:table-cell table:style-name="ce110" table:formula="of:=[.J22]" office:value-type="float" office:value="3307.26" calcext:value-type="float">
            <text:p>3,307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91" office:value-type="string" calcext:value-type="string">
            <text:p>Setel S.A.</text:p>
          </table:table-cell>
          <table:table-cell table:style-name="ce57"/>
          <table:table-cell table:style-name="ce110" table:formula="of:=[.G21]" office:value-type="float" office:value="2202.14" calcext:value-type="float">
            <text:p>2,202</text:p>
          </table:table-cell>
          <table:table-cell table:style-name="ce110" table:formula="of:=[.J21]" office:value-type="float" office:value="3686.13" calcext:value-type="float">
            <text:p>3,686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table:number-columns-repeated="2"/>
          <table:table-cell table:style-name="ce111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60" office:value-type="string" calcext:value-type="string">
            <text:p>Total</text:p>
          </table:table-cell>
          <table:table-cell table:style-name="ce61"/>
          <table:table-cell table:style-name="ce106" table:formula="of:=+SUM([.D29:.D41])" office:value-type="float" office:value="204340.64" calcext:value-type="float">
            <text:p>204,341</text:p>
          </table:table-cell>
          <table:table-cell table:style-name="ce106" table:formula="of:=+SUM([.E29:.E41])" office:value-type="float" office:value="265414.81" calcext:value-type="float">
            <text:p>265,415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24" table:number-columns-repeated="10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4">
          <table:table-cell table:style-name="ce24" table:number-columns-repeated="12"/>
          <table:table-cell table:number-columns-repeated="1012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7">
      <number:text> (</number:text>
      <number:number number:decimal-places="2" loext:min-decimal-places="2" number:min-integer-digits="1" number:grouping="true"/>
      <number:text>)</number:text>
    </number:number-style>
    <number:number-style style:name="N128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loext:min-decimal-places="0" number:min-integer-digits="2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30">
      <number:day/>
      <number:text> de </number:text>
      <number:month number:textual="true"/>
      <number:text> de </number:text>
      <number:year/>
    </number:date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style:text-properties fo:color="#ff0000"/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</number:number-style>
    <number:number-style style:name="N132">
      <number:text>-</number:text>
      <number:number number:decimal-places="0" loext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</number:number-style>
    <number:number-style style:name="N134">
      <number:text>-</number:text>
      <number:number number:decimal-places="2" loext:min-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40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  <number:text> </number:text>
    </number:number-style>
    <number:number-style style:name="N142">
      <number:text>-</number:text>
      <number:number number:decimal-places="2" loext:min-decimal-places="2" number:min-integer-digits="1" number:grouping="true"/>
      <number:text> </number:text>
      <style:map style:condition="value()&gt;=0" style:apply-style-name="N142P0"/>
    </number:number-style>
    <number:number-style style:name="N143P0" style:volatile="true">
      <number:number number:decimal-places="0" loext:min-decimal-places="0" number:min-integer-digits="1" number:grouping="true"/>
    </number:number-style>
    <number:number-style style:name="N14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5P0"/>
    </number:number-style>
    <number:number-style style:name="N146P0" style:volatile="true">
      <number:number number:decimal-places="2" loext:min-decimal-places="2" number:min-integer-digits="1" number:grouping="true"/>
      <number:text> </number:text>
    </number:number-style>
    <number:number-style style:name="N146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/>
    </number:number-style>
    <number:number-style style:name="N147">
      <style:text-properties fo:color="#ff0000"/>
      <number:number number:decimal-places="0" loext:min-decimal-places="0" number:min-integer-digits="1"/>
      <style:map style:condition="value()&gt;=0" style:apply-style-name="N147P0"/>
    </number:number-style>
    <number:number-style style:name="N148">
      <number:text>$</number:text>
      <number:number number:decimal-places="0" loext:min-decimal-places="0" number:min-integer-digits="1" number:grouping="true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percentage-style style:name="N150">
      <number:number number:decimal-places="3" loext:min-decimal-places="3" number:min-integer-digits="1"/>
      <number:text>%</number:text>
    </number:percentage-style>
    <number:number-style style:name="N15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date-style style:name="N15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52">
      <number:text-content/>
      <style:map style:condition="value()&lt;=1.79769313486232E+308" style:apply-style-name="N152P0"/>
    </number:text-style>
    <number:date-style style:name="N153">
      <number:day number:style="long"/>
      <number:text>-</number:text>
      <number:month number:textual="true"/>
      <number:text>-</number:text>
      <number:year number:style="long"/>
    </number:date-style>
    <number:number-style style:name="N154P0" style:volatile="true">
      <number:number number:decimal-places="2" loext:min-decimal-places="2" number:min-integer-digits="1" number:grouping="true"/>
      <number:text> </number:text>
    </number:number-style>
    <number:number-style style:name="N154">
      <number:text>-</number:text>
      <number:number number:decimal-places="2" loext:min-decimal-places="2" number:min-integer-digits="1" number:grouping="true"/>
      <style:map style:condition="value()&gt;=0" style:apply-style-name="N154P0"/>
    </number:number-style>
    <number:number-style style:name="N155">
      <number:number number:decimal-places="1" loext:min-decimal-places="1" number:min-integer-digits="1" number:grouping="true"/>
    </number:number-style>
    <number:date-style style:name="N10104P0" style:volatile="true" number:language="es" number:country="ES">
      <number:day number:style="long"/>
      <number:text>-</number:text>
      <number:month number:textual="true"/>
      <number:text>-</number:text>
      <number:year/>
    </number:date-style>
    <number:text-style style:name="N10104" number:language="es" number:country="ES">
      <number:text-content/>
      <style:map style:condition="value()&lt;=1.79769313486232E+308" style:apply-style-name="N10104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/00/0000</text:date>, <text:time style:data-style-name="N2" text:time-value="10:22:23.37572303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10-15T11:00:35.649250915</dc:date>
    <meta:editing-cycles>7</meta:editing-cycles>
    <meta:editing-duration>PT1H7M42S</meta:editing-duration>
    <meta:document-statistic meta:table-count="1" meta:cell-count="168" meta:object-count="0"/>
  </office:meta>
</office:document-meta>
</file>